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ffffcc"/>
      <style:text-properties style:use-window-font-color="true"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fr" style:country-asian="FR" style:font-style-asian="normal" style:font-weight-asian="bold" style:font-name-complex="Tahoma" style:font-size-complex="10pt" style:language-complex="fr" style:country-complex="FR" style:font-style-complex="normal" style:font-weight-complex="bold" style:text-emphasize="none" style:font-relief="none"/>
    </style:style>
    <style:style style:name="ce15" style:family="table-cell" style:parent-style-name="Default">
      <style:table-cell-properties fo:wrap-option="no-wrap"/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Boo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Livre</text:p>
          </table:table-cell>
          <table:table-cell table:style-name="ce1" table:number-columns-repeated="2"/>
          <table:table-cell table:style-name="ce1" office:value-type="string">
            <text:p>BOOK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ook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Book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BA_DESC</text:p>
          </table:table-cell>
          <table:table-cell/>
          <table:table-cell office:value-type="string">
            <text:p>Sujet</text:p>
          </table:table-cell>
          <table:table-cell table:number-columns-repeated="6"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ABSTRACT</text:p>
          </table:table-cell>
          <table:table-cell office:value-type="string">
            <text:p>FR_BASIC</text:p>
          </table:table-cell>
          <table:table-cell office:value-type="string">
            <text:p>Résumé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up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R_PAGES</text:p>
          </table:table-cell>
          <table:table-cell/>
          <table:table-cell office:value-type="string">
            <text:p>Mise en pag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table:formula="oooc:=[.H17]+10" office:value-type="float" office:value="60">
            <text:p>6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TOC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Table des matières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70">
            <text:p>70</text:p>
          </table:table-cell>
          <table:table-cell table:number-columns-repeated="2"/>
          <table:table-cell table:style-name="ce11"/>
          <table:table-cell table:style-name="ce12"/>
          <table:table-cell office:value-type="string">
            <text:p>yes|Avec table des matières,no|Sans table des matières</text:p>
          </table:table-cell>
          <table:table-cell table:style-name="ce12" table:number-columns-repeated="2"/>
          <table:table-cell table:style-name="ce12" office:value-type="string">
            <text:p>system=yes|bmenu=no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HEADLEFT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Entêt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80">
            <text:p>8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elabel=utiliser ##PAGES## et ##PAGE## pour la numérotation des pag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MIDDLE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Entêt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RIGHT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Entêt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100">
            <text:p>10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LEFT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Pied de pag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110">
            <text:p>11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MIDDLE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Pied de pag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10" office:value-type="float" office:value="120">
            <text:p>12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RIGHT</text:p>
          </table:table-cell>
          <table:table-cell table:formula="oooc:=[.B18]" office:value-type="string" office:string-value="BOOK_FR_PAGES">
            <text:p>BOOK_FR_PAGES</text:p>
          </table:table-cell>
          <table:table-cell office:value-type="string">
            <text:p>Pied de pag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130">
            <text:p>130</text:p>
          </table:table-cell>
          <table:table-cell table:number-columns-repeated="2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10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ADDCHAPTER</text:p>
          </table:table-cell>
          <table:table-cell/>
          <table:table-cell office:value-type="string">
            <text:p>Insérer un nouveau chapitre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GENERIC&amp;action=GENERIC_EDIT&amp;classid=CHAPTER&amp;chap_bookid=%INITID%&amp;chap_book=%T%&amp;dirid=%INITID%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OPEN</text:p>
          </table:table-cell>
          <table:table-cell/>
          <table:table-cell office:value-type="string">
            <text:p>Ouvrir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FDL_CARD&amp;id=%I%&amp;zone=BOOK:OPENBOOK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GEN_HTML</text:p>
          </table:table-cell>
          <table:table-cell/>
          <table:table-cell office:value-type="string">
            <text:p>Génération HTML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HTML:S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GEN_PDF</text:p>
          </table:table-cell>
          <table:table-cell/>
          <table:table-cell office:value-type="string">
            <text:p>Génération PDF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PDF:B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FR_PROF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FR_REST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OPEN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</text:p>
          </table:table-cell>
          <table:table-cell office:value-type="string">
            <text:p>Chapitr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IDS</text:p>
          </table:table-cell>
          <table:table-cell office:value-type="string">
            <text:p>CHAPTER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DL_SUBFAM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pter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Chapitre</text:p>
          </table:table-cell>
          <table:table-cell table:style-name="ce1" table:number-columns-repeated="2"/>
          <table:table-cell table:style-name="ce1" office:value-type="string">
            <text:p>CHAPTER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apter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//METHOD</text:p>
          </table:table-cell>
          <table:table-cell table:number-columns-repeated="255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IDENT</text:p>
          </table:table-cell>
          <table:table-cell table:style-name="ce13"/>
          <table:table-cell table:style-name="ce13" office:value-type="string">
            <text:p>Identifica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3"/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LEVEL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Niveau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number-columns-repeated="2"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TITLE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7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COMMENT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Commentai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table:formula="oooc:=[.H18]+10" office:value-type="float" office:value="30">
            <text:p>3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BOOKID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Identificateur liv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40">
            <text:p>4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 office:value-type="string">
            <text:p>::getTitle(CHAP_BOOKID):CHAP_BOOK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BOOK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LIv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0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 office:value-type="string">
            <text:p>%S%app=FDL&amp;action=FDL_CARD&amp;id=%CHAP_BOOKID%</text:p>
          </table:table-cell>
          <table:table-cell table:style-name="ce12" office:value-type="string">
            <text:p>fdl.php</text:p>
          </table:table-cell>
          <table:table-cell table:style-name="ce12" office:value-type="string">
            <text:p>lfamily(D,BOOK,CHAP_BOOK):CHAP_BOOKID,CHAP_BOOK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CONTENT</text:p>
          </table:table-cell>
          <table:table-cell table:style-name="ce13"/>
          <table:table-cell table:style-name="ce13" office:value-type="string">
            <text:p>Contenu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formula="oooc:=[.H21]+10" office:value-type="float" office:value="60">
            <text:p>6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CONTENT</text:p>
          </table:table-cell>
          <table:table-cell table:formula="oooc:=[.B22]" office:value-type="string" office:string-value="CHAP_FR_CONTENT">
            <text:p>CHAP_FR_CONTENT</text:p>
          </table:table-cell>
          <table:table-cell office:value-type="string">
            <text:p>Contenu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formula="oooc:=[.H22]+10" office:value-type="float" office:value="70">
            <text:p>7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none|editheight=300px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4"/>
          <table:table-cell table:style-name="ce10"/>
          <table:table-cell table:number-columns-repeated="5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2">22/11/2007</text:date>, <text:time>09:2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Éric Brison</dc:creator>
    <dc:date>2007-11-22T09:22:16</dc:date>
    <meta:editing-cycles>20</meta:editing-cycles>
    <meta:editing-duration>P1DT5H48M44S</meta:editing-duration>
    <meta:user-defined meta:name="Info 1"/>
    <meta:user-defined meta:name="Info 2"/>
    <meta:user-defined meta:name="Info 3"/>
    <meta:user-defined meta:name="Info 4"/>
    <meta:document-statistic meta:table-count="2" meta:cell-count="275"/>
  </office:meta>
</office:document-meta>
</file>